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174cm" fo:min-width="0.423cm"/>
    </style:style>
    <style:style style:name="gr2" style:family="graphic" style:parent-style-name="standard">
      <style:graphic-properties draw:textarea-horizontal-align="justify" draw:textarea-vertical-align="middle" draw:auto-grow-height="false" fo:min-height="3.826cm" fo:min-width="0.075cm"/>
    </style:style>
    <style:style style:name="gr3" style:family="graphic" style:parent-style-name="standard">
      <style:graphic-properties draw:textarea-horizontal-align="justify" draw:textarea-vertical-align="middle" draw:auto-grow-height="false" fo:min-height="3.765cm" fo:min-width="0.014cm"/>
    </style:style>
    <style:style style:name="gr4" style:family="graphic" style:parent-style-name="standard">
      <style:graphic-properties draw:textarea-horizontal-align="justify" draw:textarea-vertical-align="middle" draw:auto-grow-height="false" fo:min-height="2.001cm" fo:min-width="0.751cm"/>
    </style:style>
    <style:style style:name="gr5" style:family="graphic" style:parent-style-name="standard">
      <style:graphic-properties draw:textarea-horizontal-align="justify" draw:textarea-vertical-align="middle" draw:auto-grow-height="false" fo:min-height="2.228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00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008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296cm" fo:min-width="0.545cm"/>
    </style:style>
    <style:style style:name="gr9" style:family="graphic" style:parent-style-name="standard">
      <style:graphic-properties draw:textarea-horizontal-align="justify" draw:textarea-vertical-align="middle" draw:auto-grow-height="false" fo:min-height="1.627cm" fo:min-width="1.876cm"/>
    </style:style>
    <style:style style:name="gr10" style:family="graphic" style:parent-style-name="standard">
      <style:graphic-properties draw:textarea-horizontal-align="justify" draw:textarea-vertical-align="middle" draw:auto-grow-height="false" fo:min-height="2.245cm" fo:min-width="0.494cm"/>
    </style:style>
    <style:style style:name="gr11" style:family="graphic" style:parent-style-name="standard">
      <style:graphic-properties draw:textarea-horizontal-align="justify" draw:textarea-vertical-align="middle" draw:auto-grow-height="false" fo:min-height="6.319cm" fo:min-width="0.068cm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983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991cm" fo:min-width="0.24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17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109cm" fo:min-width="0.36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488cm" fo:min-width="0.237cm"/>
    </style:style>
    <style:style style:name="gr18" style:family="graphic" style:parent-style-name="standard">
      <style:graphic-properties draw:textarea-horizontal-align="justify" draw:textarea-vertical-align="middle" draw:auto-grow-height="false" fo:min-height="0.614cm" fo:min-width="0.57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99cm" fo:min-width="0.79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482cm" fo:min-width="1.1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82cm" fo:min-width="1.14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848cm" fo:min-width="1.2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23cm" fo:min-width="0.68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79cm" fo:min-width="0.54cm"/>
    </style:style>
    <style:style style:name="gr25" style:family="graphic" style:parent-style-name="standard">
      <style:graphic-properties draw:textarea-horizontal-align="justify" draw:textarea-vertical-align="middle" draw:auto-grow-height="false" fo:min-height="1.655cm" fo:min-width="0.405cm"/>
    </style:style>
    <style:style style:name="gr26" style:family="graphic" style:parent-style-name="standard">
      <style:graphic-properties draw:textarea-horizontal-align="justify" draw:textarea-vertical-align="middle" draw:auto-grow-height="false" fo:min-height="6.289cm" fo:min-width="0.038cm"/>
    </style:style>
    <style:style style:name="gr27" style:family="graphic" style:parent-style-name="standard">
      <style:graphic-properties draw:textarea-horizontal-align="justify" draw:textarea-vertical-align="middle" draw:auto-grow-height="false" fo:min-height="3.171cm" fo:min-width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11cm" fo:min-width="0.364cm"/>
      <style:paragraph-properties style:writing-mode="lr-tb"/>
    </style:style>
    <style:style style:name="gr29" style:family="graphic" style:parent-style-name="standard">
      <style:graphic-properties draw:fill-color="#c9211e" draw:textarea-horizontal-align="justify" draw:textarea-vertical-align="middle" draw:auto-grow-height="false" fo:min-height="1.11cm" fo:min-width="0.364cm"/>
      <style:paragraph-properties style:writing-mode="lr-tb"/>
    </style:style>
    <style:style style:name="gr30" style:family="graphic" style:parent-style-name="standard">
      <style:graphic-properties draw:fill-color="#800080" draw:textarea-horizontal-align="justify" draw:textarea-vertical-align="middle" draw:auto-grow-height="false" fo:min-height="1.11cm" fo:min-width="0.364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488cm" fo:min-width="0.237cm"/>
      <style:paragraph-properties style:writing-mode="lr-tb"/>
    </style:style>
    <style:style style:name="gr32" style:family="graphic" style:parent-style-name="standard">
      <style:graphic-properties draw:fill-color="#800080" draw:textarea-horizontal-align="justify" draw:textarea-vertical-align="middle" draw:auto-grow-height="false" fo:min-height="0.723cm" fo:min-width="0.687cm"/>
      <style:paragraph-properties style:writing-mode="lr-tb"/>
    </style:style>
    <style:style style:name="gr33" style:family="graphic" style:parent-style-name="standard">
      <style:graphic-properties draw:fill-color="#800080" draw:textarea-horizontal-align="justify" draw:textarea-vertical-align="middle" draw:auto-grow-height="false" fo:min-height="0.482cm" fo:min-width="1.15cm"/>
      <style:paragraph-properties style:writing-mode="lr-tb"/>
    </style:style>
    <style:style style:name="gr34" style:family="graphic" style:parent-style-name="standard">
      <style:graphic-properties draw:fill-color="#800080" draw:textarea-horizontal-align="justify" draw:textarea-vertical-align="middle" draw:auto-grow-height="false" fo:min-height="0.482cm" fo:min-width="1.149cm"/>
      <style:paragraph-properties style:writing-mode="lr-tb"/>
    </style:style>
    <style:style style:name="gr35" style:family="graphic" style:parent-style-name="standard">
      <style:graphic-properties draw:fill-color="#800080" draw:textarea-horizontal-align="justify" draw:textarea-vertical-align="middle" draw:auto-grow-height="false" fo:min-height="0.724cm" fo:min-width="0.687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655cm" fo:min-width="0.405cm"/>
      <style:paragraph-properties style:writing-mode="lr-tb"/>
    </style:style>
    <style:style style:name="gr37" style:family="graphic" style:parent-style-name="standard">
      <style:graphic-properties draw:fill="solid" draw:fill-color="#c9211e" draw:textarea-horizontal-align="justify" draw:textarea-vertical-align="middle" draw:auto-grow-height="false" fo:min-height="6.289cm" fo:min-width="0.038cm"/>
      <style:paragraph-properties style:writing-mode="lr-tb"/>
    </style:style>
    <style:style style:name="gr38" style:family="graphic" style:parent-style-name="standard">
      <style:graphic-properties draw:fill-color="#069a2e" draw:textarea-horizontal-align="justify" draw:textarea-vertical-align="middle" draw:auto-grow-height="false" fo:min-height="1.109cm" fo:min-width="0.364cm"/>
      <style:paragraph-properties style:writing-mode="lr-tb"/>
    </style:style>
    <style:style style:name="gr39" style:family="graphic" style:parent-style-name="standard">
      <style:graphic-properties draw:fill-color="#069a2e" draw:textarea-horizontal-align="justify" draw:textarea-vertical-align="middle" draw:auto-grow-height="false" fo:min-height="0.723cm" fo:min-width="0.687cm"/>
      <style:paragraph-properties style:writing-mode="lr-tb"/>
    </style:style>
    <style:style style:name="gr40" style:family="graphic" style:parent-style-name="standard">
      <style:graphic-properties draw:fill-color="#069a2e" draw:textarea-horizontal-align="justify" draw:textarea-vertical-align="middle" draw:auto-grow-height="false" fo:min-height="0.482cm" fo:min-width="1.15cm"/>
      <style:paragraph-properties style:writing-mode="lr-tb"/>
    </style:style>
    <style:style style:name="gr41" style:family="graphic" style:parent-style-name="objectwithoutfill">
      <style:graphic-properties draw:marker-end="Arrowheads_20_2" draw:marker-end-width="0.3cm" draw:fill="none" draw:textarea-vertical-align="middle"/>
    </style:style>
    <style:style style:name="gr42" style:family="graphic" style:parent-style-name="objectwithoutfill">
      <style:graphic-properties draw:marker-end="Arrowheads_20_3" draw:marker-end-width="0.3cm" draw:fill="none" draw:textarea-vertical-align="middle"/>
    </style:style>
    <style:style style:name="gr43" style:family="graphic" style:parent-style-name="objectwithoutfill">
      <style:graphic-properties draw:marker-end="Arrowheads_20_6" draw:marker-end-width="0.3cm" draw:fill="none" draw:textarea-vertical-align="middle"/>
    </style:style>
    <style:style style:name="gr44" style:family="graphic" style:parent-style-name="objectwithoutfill">
      <style:graphic-properties draw:marker-end="Arrowheads_20_7" draw:marker-end-width="0.3cm" draw:fill="none" draw:textarea-vertical-align="middle"/>
    </style:style>
    <style:style style:name="gr45" style:family="graphic" style:parent-style-name="objectwithoutfill">
      <style:graphic-properties draw:marker-end="Arrowheads_20_8" draw:marker-end-width="0.3cm" draw:fill="none" draw:textarea-vertical-align="middle"/>
    </style:style>
    <style:style style:name="gr46" style:family="graphic" style:parent-style-name="objectwithoutfill">
      <style:graphic-properties draw:marker-end="Arrowheads_20_9" draw:marker-end-width="0.3cm" draw:fill="none" draw:textarea-vertical-align="middle"/>
    </style:style>
    <style:style style:name="gr47" style:family="graphic" style:parent-style-name="objectwithoutfill">
      <style:graphic-properties draw:marker-end="Arrowheads_20_10" draw:marker-end-width="0.3cm" draw:fill="none" draw:textarea-vertical-align="middle"/>
    </style:style>
    <style:style style:name="gr48" style:family="graphic" style:parent-style-name="objectwithoutfill">
      <style:graphic-properties draw:marker-end="Arrowheads_20_11" draw:marker-end-width="0.3cm" draw:fill="none" draw:textarea-vertical-align="middle"/>
    </style:style>
    <style:style style:name="gr49" style:family="graphic" style:parent-style-name="objectwithoutfill">
      <style:graphic-properties draw:marker-end="Arrowheads_20_12" draw:marker-end-width="0.3cm" draw:fill="none" draw:textarea-vertical-align="middle"/>
    </style:style>
    <style:style style:name="gr50" style:family="graphic" style:parent-style-name="objectwithoutfill">
      <style:graphic-properties draw:marker-end="Arrowheads_20_13" draw:marker-end-width="0.3cm" draw:fill="none" draw:textarea-vertical-align="middle"/>
    </style:style>
    <style:style style:name="gr51" style:family="graphic" style:parent-style-name="objectwithoutfill">
      <style:graphic-properties draw:marker-end="Arrowheads_20_14" draw:marker-end-width="0.3cm" draw:fill="none" draw:textarea-vertical-align="middle"/>
    </style:style>
    <style:style style:name="gr52" style:family="graphic" style:parent-style-name="objectwithoutfill">
      <style:graphic-properties draw:marker-end="Arrowheads_20_15" draw:marker-end-width="0.3cm" draw:fill="none" draw:textarea-vertical-align="middle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117cm" fo:min-width="1.285cm"/>
      <style:paragraph-properties style:writing-mode="lr-tb"/>
    </style:style>
    <style:style style:name="gr54" style:family="graphic" style:parent-style-name="objectwithoutfill">
      <style:graphic-properties draw:marker-end="Arrowheads_20_16" draw:marker-end-width="0.3cm" draw:fill="none" draw:textarea-vertical-align="middle"/>
    </style:style>
    <style:style style:name="gr55" style:family="graphic" style:parent-style-name="standard">
      <style:graphic-properties draw:fill-color="#069a2e" draw:textarea-horizontal-align="justify" draw:textarea-vertical-align="middle" draw:auto-grow-height="false" fo:min-height="0.117cm" fo:min-width="1.285cm"/>
      <style:paragraph-properties style:writing-mode="lr-tb"/>
    </style:style>
    <style:style style:name="gr56" style:family="graphic" style:parent-style-name="standard">
      <style:graphic-properties draw:fill-color="#ea7500" draw:textarea-horizontal-align="justify" draw:textarea-vertical-align="middle" draw:auto-grow-height="false" fo:min-height="0.482cm" fo:min-width="1.15cm"/>
      <style:paragraph-properties style:writing-mode="lr-tb"/>
    </style:style>
    <style:style style:name="gr57" style:family="graphic" style:parent-style-name="standard">
      <style:graphic-properties draw:fill-color="#ea7500" draw:textarea-horizontal-align="justify" draw:textarea-vertical-align="middle" draw:auto-grow-height="false" fo:min-height="0.724cm" fo:min-width="0.687cm"/>
      <style:paragraph-properties style:writing-mode="lr-tb"/>
    </style:style>
    <style:style style:name="gr58" style:family="graphic" style:parent-style-name="standard">
      <style:graphic-properties draw:fill-color="#ea7500" draw:textarea-horizontal-align="justify" draw:textarea-vertical-align="middle" draw:auto-grow-height="false" fo:min-height="1.11cm" fo:min-width="0.364cm"/>
      <style:paragraph-properties style:writing-mode="lr-tb"/>
    </style:style>
    <style:style style:name="gr59" style:family="graphic" style:parent-style-name="standard">
      <style:graphic-properties draw:fill-color="#ff0000" draw:textarea-horizontal-align="justify" draw:textarea-vertical-align="middle" draw:auto-grow-height="false" fo:min-height="2.488cm" fo:min-width="0.237cm"/>
      <style:paragraph-properties style:writing-mode="lr-tb"/>
    </style:style>
    <style:style style:name="gr60" style:family="graphic" style:parent-style-name="standard">
      <style:graphic-properties draw:fill-color="#ffff6d" draw:textarea-horizontal-align="justify" draw:textarea-vertical-align="middle" draw:auto-grow-height="false" fo:min-height="2.488cm" fo:min-width="0.237cm"/>
      <style:paragraph-properties style:writing-mode="lr-tb"/>
    </style:style>
    <style:style style:name="gr61" style:family="graphic" style:parent-style-name="objectwithoutfill">
      <style:graphic-properties draw:marker-end="Arrowheads_20_17" draw:marker-end-width="0.3cm" draw:fill="none" draw:textarea-vertical-align="middle"/>
    </style:style>
    <style:style style:name="gr62" style:family="graphic" style:parent-style-name="objectwithoutfill">
      <style:graphic-properties draw:marker-end="Arrowheads_20_18" draw:marker-end-width="0.3cm" draw:fill="none" draw:textarea-vertical-align="middle"/>
    </style:style>
    <style:style style:name="gr63" style:family="graphic" style:parent-style-name="objectwithoutfill">
      <style:graphic-properties draw:marker-end="Arrowheads_20_19" draw:marker-end-width="0.3cm" draw:fill="none" draw:textarea-vertical-align="middle"/>
    </style:style>
    <style:style style:name="gr64" style:family="graphic" style:parent-style-name="objectwithoutfill">
      <style:graphic-properties draw:marker-end="Arrowheads_20_20" draw:marker-end-width="0.3cm" draw:fill="none" draw:textarea-vertical-align="middle"/>
    </style:style>
    <style:style style:name="gr65" style:family="graphic" style:parent-style-name="objectwithoutfill">
      <style:graphic-properties draw:marker-end="Arrowheads_20_21" draw:marker-end-width="0.3cm" draw:fill="none" draw:textarea-vertical-align="middle"/>
    </style:style>
    <style:style style:name="gr66" style:family="graphic" style:parent-style-name="objectwithoutfill">
      <style:graphic-properties draw:marker-end="Arrowheads_20_22" draw:marker-end-width="0.3cm" draw:fill="none" draw:textarea-vertical-align="middle"/>
    </style:style>
    <style:style style:name="gr67" style:family="graphic" style:parent-style-name="objectwithoutfill">
      <style:graphic-properties draw:marker-end="Arrowheads_20_23" draw:marker-end-width="0.3cm" draw:fill="none" draw:textarea-vertical-align="middle"/>
    </style:style>
    <style:style style:name="gr68" style:family="graphic" style:parent-style-name="objectwithoutfill">
      <style:graphic-properties draw:marker-end="Arrowheads_20_24" draw:marker-end-width="0.3cm" draw:fill="none" draw:textarea-vertical-align="middle"/>
    </style:style>
    <style:style style:name="gr69" style:family="graphic" style:parent-style-name="objectwithoutfill">
      <style:graphic-properties draw:marker-end="Arrowheads_20_31" draw:marker-end-width="0.3cm" draw:fill="none" draw:textarea-vertical-align="middle"/>
    </style:style>
    <style:style style:name="gr70" style:family="graphic" style:parent-style-name="objectwithoutfill">
      <style:graphic-properties draw:marker-end="Arrowheads_20_32" draw:marker-end-width="0.3cm" draw:fill="none" draw:textarea-vertical-align="middle"/>
    </style:style>
    <style:style style:name="gr71" style:family="graphic" style:parent-style-name="objectwithoutfill">
      <style:graphic-properties draw:marker-end="Arrowheads_20_33" draw:marker-end-width="0.3cm" draw:fill="none" draw:textarea-vertical-align="middle"/>
    </style:style>
    <style:style style:name="gr72" style:family="graphic" style:parent-style-name="standard">
      <style:graphic-properties draw:fill-color="#355269" draw:textarea-horizontal-align="justify" draw:textarea-vertical-align="middle" draw:auto-grow-height="false" fo:min-height="2.674cm" fo:min-width="4.843cm"/>
      <style:paragraph-properties style:writing-mode="lr-tb"/>
    </style:style>
    <style:style style:name="gr7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c9211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-color="#800080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80008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="solid" draw:fill-color="#c9211e"/>
      <style:paragraph-properties fo:text-align="center"/>
    </style:style>
    <style:style style:name="P11" style:family="paragraph">
      <loext:graphic-properties draw:fill-color="#069a2e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069a2e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-color="#ea7500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-color="#ea7500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ff0000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ffff6d"/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-color="#800080"/>
      <style:paragraph-properties fo:text-align="center" style:writing-mode="lr-tb"/>
      <style:text-properties style:text-position="0% 100%" fo:font-size="6pt" style:font-size-asian="6pt" style:font-size-complex="6pt"/>
    </style:style>
    <style:style style:name="P20" style:family="paragraph">
      <loext:graphic-properties draw:fill-color="#355269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0% 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15.5cm" svg:x="58cm" svg:y="9.5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713.91434760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cm" svg:height="5.5cm" svg:x="25.5cm" svg:y="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cm" svg:height="5.5cm" svg:x="26cm" svg:y="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2cm" svg:height="2.999cm" svg:x="31.5cm" svg:y="28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087.408394403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1cm" svg:height="3cm" svg:x="34cm" svg:y="33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285.51448551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cm" svg:height="5.5cm" svg:x="26.5cm" svg:y="26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cm" svg:height="5.5cm" svg:x="27cm" svg:y="26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cm" svg:height="5.5cm" svg:x="27.5cm" svg:y="26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1cm" svg:height="3.001cm" svg:x="24.75cm" svg:y="31.4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1cm" svg:height="3.001cm" svg:x="25cm" svg:y="31.4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cm" svg:height="3cm" svg:x="25.25cm" svg:y="31.4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cm" svg:height="3cm" svg:x="25.5cm" svg:y="31.4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cm" svg:height="3.501cm" svg:x="27.5cm" svg:y="32.9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3.499cm" svg:height="2.999cm" svg:x="36cm" svg:y="29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" draw:layer="layout" svg:width="2cm" svg:height="3.501cm" svg:x="19.502cm" svg:y="26.4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" draw:layer="layout" svg:width="2cm" svg:height="3.501cm" svg:x="20.501cm" svg:y="26.4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" draw:layer="layout" svg:width="2cm" svg:height="3.501cm" svg:x="21.5cm" svg:y="26.4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" draw:layer="layout" svg:width="2cm" svg:height="3.501cm" svg:x="19.503cm" svg:y="26.4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" draw:layer="layout" svg:width="2cm" svg:height="3.501cm" svg:x="20.502cm" svg:y="26.4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" draw:layer="layout" svg:width="2cm" svg:height="3.501cm" svg:x="21.501cm" svg:y="26.4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870.164917541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cm" svg:height="5.5cm" svg:x="27.501cm" svg:y="26.0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051.57421289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3.5cm" svg:height="9.5cm" svg:x="29.5cm" svg:y="38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274.550128534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2" draw:layer="layout" svg:x1="18cm" svg:y1="7cm" svg:x2="26.5cm" svg:y2="7cm">
          <text:p/>
        </draw:line>
        <draw:custom-shape draw:style-name="gr13" draw:text-style-name="P1" draw:layer="layout" svg:width="1.499cm" svg:height="4.501cm" svg:x="25.5cm" svg:y="15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3" draw:layer="layout" svg:width="1.5cm" svg:height="1.995cm" svg:x="26cm" svg:y="10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" draw:layer="layout" svg:width="1.499cm" svg:height="4.501cm" svg:x="26cm" svg:y="15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3" draw:layer="layout" svg:width="1.5cm" svg:height="1.995cm" svg:x="27cm" svg:y="10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3" draw:layer="layout" svg:width="1.5cm" svg:height="1.995cm" svg:x="26.001cm" svg:y="10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3" draw:layer="layout" svg:width="1.5cm" svg:height="1.995cm" svg:x="27.001cm" svg:y="10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3" draw:layer="layout" svg:width="1.5cm" svg:height="1.995cm" svg:x="28cm" svg:y="10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1" draw:layer="layout" svg:width="1.499cm" svg:height="3.5cm" svg:x="34cm" svg:y="1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3" draw:layer="layout" svg:width="1.714cm" svg:height="1.5cm" svg:x="32.214cm" svg:y="9.9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2cm" svg:height="2.999cm" svg:x="40.5cm" svg:y="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087.408394403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" draw:layer="layout" svg:width="1.499cm" svg:height="4.501cm" svg:x="45.5cm" svg:y="15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" draw:layer="layout" svg:width="1.499cm" svg:height="4.501cm" svg:x="46cm" svg:y="15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3" draw:layer="layout" svg:width="2.142cm" svg:height="1.995cm" svg:x="47.429cm" svg:y="10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3" draw:layer="layout" svg:width="1.919cm" svg:height="1cm" svg:x="38.5cm" svg:y="10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2cm" svg:height="2.999cm" svg:x="51cm" svg:y="13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087.408394403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3" draw:layer="layout" svg:width="1.918cm" svg:height="1cm" svg:x="40.291cm" svg:y="10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3" draw:layer="layout" svg:width="2.143cm" svg:height="1.5cm" svg:x="47.857cm" svg:y="12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3" draw:layer="layout" svg:width="1.919cm" svg:height="1cm" svg:x="42.081cm" svg:y="10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3" draw:layer="layout" svg:width="1.714cm" svg:height="1.5cm" svg:x="33.5cm" svg:y="10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3" draw:layer="layout" svg:width="1.714cm" svg:height="1.5cm" svg:x="34.786cm" svg:y="9.9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" draw:layer="layout" svg:width="1.5cm" svg:height="2.5cm" svg:x="36cm" svg:y="1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576.682211858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" draw:layer="layout" svg:width="1.5cm" svg:height="2.5cm" svg:x="37cm" svg:y="18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576.682211858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1" draw:layer="layout" svg:width="3.5cm" svg:height="9.5cm" svg:x="20.001cm" svg:y="10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274.550128534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3" draw:layer="layout" svg:width="1.5cm" svg:height="1.995cm" svg:x="31cm" svg:y="13.50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3" draw:layer="layout" svg:width="1.714cm" svg:height="1.5cm" svg:x="36.5cm" svg:y="13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3" draw:layer="layout" svg:width="1.919cm" svg:height="1cm" svg:x="45.081cm" svg:y="1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4" xml:id="id3" draw:id="id3" draw:layer="layout" svg:width="1.499cm" svg:height="4.501cm" svg:x="66.499cm" svg:y="18.505cm">
          <text:p text:style-name="P1"><text:span text:style-name="T1">D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" draw:layer="layout" svg:width="1.5cm" svg:height="1.995cm" svg:x="66.499cm" svg:y="12.504cm">
          <text:p text:style-name="P3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1" xml:id="id6" draw:id="id6" draw:layer="layout" svg:width="1.499cm" svg:height="4.501cm" svg:x="66.999cm" svg:y="18.505cm">
          <text:p text:style-name="P5"><text:span text:style-name="T1">D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5566.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" draw:layer="layout" svg:width="1.5cm" svg:height="1.995cm" svg:x="67.499cm" svg:y="12.504cm">
          <text:p text:style-name="P3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6" xml:id="id2" draw:id="id2" draw:layer="layout" svg:width="1.5cm" svg:height="1.995cm" svg:x="66.5cm" svg:y="12.504cm">
          <text:p text:style-name="P3">c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8" draw:layer="layout" svg:width="1.5cm" svg:height="1.995cm" svg:x="67.5cm" svg:y="12.504cm">
          <text:p text:style-name="P7"><text:span text:style-name="T1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8" xml:id="id4" draw:id="id4" draw:layer="layout" svg:width="1.5cm" svg:height="1.995cm" svg:x="68.499cm" svg:y="12.504cm">
          <text:p text:style-name="P7"><text:span text:style-name="T1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1" xml:id="id8" draw:id="id8" draw:layer="layout" svg:width="1.499cm" svg:height="3.5cm" svg:x="73.001cm" svg:y="19.505cm">
          <text:p text:style-name="P5"><text:span text:style-name="T1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8" xml:id="id7" draw:id="id7" draw:layer="layout" svg:width="1.714cm" svg:height="1.5cm" svg:x="73.214cm" svg:y="12.505cm">
          <text:p text:style-name="P7"><text:span text:style-name="T1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8" xml:id="id11" draw:id="id11" draw:layer="layout" svg:width="1.919cm" svg:height="1cm" svg:x="81cm" svg:y="13.005cm">
          <text:p text:style-name="P7"><text:span text:style-name="T1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8" draw:layer="layout" svg:width="1.918cm" svg:height="1cm" svg:x="82.791cm" svg:y="13.005cm">
          <text:p text:style-name="P7"><text:span text:style-name="T1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8" xml:id="id14" draw:id="id14" draw:layer="layout" svg:width="1.919cm" svg:height="1cm" svg:x="84.581cm" svg:y="13.005cm">
          <text:p text:style-name="P7"><text:span text:style-name="T1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9" draw:layer="layout" svg:width="1.714cm" svg:height="1.5cm" svg:x="74.5cm" svg:y="12.506cm">
          <text:p text:style-name="P7"><text:span text:style-name="T1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8" xml:id="id9" draw:id="id9" draw:layer="layout" svg:width="1.714cm" svg:height="1.5cm" svg:x="75.786cm" svg:y="12.505cm">
          <text:p text:style-name="P7"><text:span text:style-name="T1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xml:id="id12" draw:id="id12" draw:layer="layout" svg:width="1.5cm" svg:height="2.5cm" svg:x="80.5cm" svg:y="20.504cm">
          <text:p text:style-name="P5"><text:span text:style-name="T1">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576.682211858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10" xml:id="id1" draw:id="id1" draw:layer="layout" svg:width="3.5cm" svg:height="9.5cm" svg:x="60.5cm" svg:y="12.505cm">
          <text:p text:style-name="P1">c</text:p>
          <draw:enhanced-geometry svg:viewBox="0 0 21600 21600" draw:glue-points="?f7 0 ?f6 ?f1 0 ?f10 ?f6 21600 ?f4 ?f10 21600 ?f9" draw:path-stretchpoint-x="10800" draw:path-stretchpoint-y="10800" draw:text-areas="0 ?f1 ?f4 ?f12" draw:type="cube" draw:modifiers="17577.377892030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11" xml:id="id5" draw:id="id5" draw:layer="layout" svg:width="1.5cm" svg:height="1.995cm" svg:x="70cm" svg:y="16.005cm">
          <text:p text:style-name="P7"><text:span text:style-name="T1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1" xml:id="id10" draw:id="id10" draw:layer="layout" svg:width="1.714cm" svg:height="1.5cm" svg:x="77.786cm" svg:y="16.005cm">
          <text:p text:style-name="P7"><text:span text:style-name="T1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2" xml:id="id13" draw:id="id13" draw:layer="layout" svg:width="1.919cm" svg:height="1cm" svg:x="88.081cm" svg:y="16.505cm">
          <text:p text:style-name="P7"><text:span text:style-name="T1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1" draw:text-style-name="P2" draw:layer="layout" svg:x1="64cm" svg:y1="17.255cm" svg:x2="66.5cm" svg:y2="13.501cm" draw:start-shape="id1" draw:end-shape="id2" svg:d="M64000 17255h1251v-3754h1249" svg:viewBox="0 0 2501 3755">
          <text:p/>
        </draw:connector>
        <draw:connector draw:style-name="gr42" draw:text-style-name="P2" draw:layer="layout" svg:x1="64cm" svg:y1="17.255cm" svg:x2="66.499cm" svg:y2="20.755cm" draw:start-shape="id1" draw:end-shape="id3" svg:d="M64000 17255h1250v3500h1249" svg:viewBox="0 0 2500 3501">
          <text:p/>
        </draw:connector>
        <draw:connector draw:style-name="gr43" draw:text-style-name="P2" draw:layer="layout" svg:x1="69.249cm" svg:y1="14.499cm" svg:x2="71.069cm" svg:y2="16.005cm" draw:start-shape="id4" draw:end-shape="id5" draw:end-glue-point="4" svg:d="M69249 14499v753h1820v753" svg:viewBox="0 0 1821 1507">
          <text:p/>
        </draw:connector>
        <draw:connector draw:style-name="gr44" draw:text-style-name="P2" draw:layer="layout" svg:x1="68.498cm" svg:y1="20.755cm" svg:x2="70.432cm" svg:y2="18cm" draw:start-shape="id6" draw:start-glue-point="1" draw:end-shape="id5" draw:end-glue-point="7" svg:d="M68498 20755h1934v-2755" svg:viewBox="0 0 1935 2756">
          <text:p/>
        </draw:connector>
        <draw:connector draw:style-name="gr45" draw:text-style-name="P2" draw:layer="layout" svg:x1="71.5cm" svg:y1="17.002cm" svg:x2="73.214cm" svg:y2="13.519cm" draw:start-shape="id5" draw:start-glue-point="1" draw:end-shape="id7" draw:end-glue-point="6" svg:d="M71500 17002h858v-3483h856" svg:viewBox="0 0 1715 3484">
          <text:p/>
        </draw:connector>
        <draw:connector draw:style-name="gr46" draw:text-style-name="P2" draw:layer="layout" draw:line-skew="-0.5cm" svg:x1="71.5cm" svg:y1="17.002cm" svg:x2="73.001cm" svg:y2="21.636cm" draw:start-shape="id5" draw:start-glue-point="1" draw:end-shape="id8" draw:end-glue-point="6" svg:d="M71500 17002h251v4634h1250" svg:viewBox="0 0 1502 4635">
          <text:p/>
        </draw:connector>
        <draw:connector draw:style-name="gr47" draw:text-style-name="P2" draw:layer="layout" svg:x1="76.643cm" svg:y1="14.005cm" svg:x2="78.907cm" svg:y2="16.005cm" draw:start-shape="id9" draw:end-shape="id10" draw:end-glue-point="4" svg:d="M76643 14005v1001h2264v999" svg:viewBox="0 0 2265 2001">
          <text:p/>
        </draw:connector>
        <draw:connector draw:style-name="gr48" draw:text-style-name="P2" draw:layer="layout" svg:x1="73.75cm" svg:y1="19.505cm" svg:x2="78.379cm" svg:y2="17.505cm" draw:start-shape="id8" draw:end-shape="id10" draw:end-glue-point="7" svg:d="M73750 19505v-999h4629v-1001" svg:viewBox="0 0 4630 2001">
          <text:p/>
        </draw:connector>
        <draw:connector draw:style-name="gr49" draw:text-style-name="P2" draw:layer="layout" svg:x1="79.5cm" svg:y1="16.755cm" svg:x2="81cm" svg:y2="13.64cm" draw:start-shape="id10" draw:end-shape="id11" draw:end-glue-point="6" svg:d="M79500 16755h750v-3115h750" svg:viewBox="0 0 1501 3116">
          <text:p/>
        </draw:connector>
        <draw:connector draw:style-name="gr50" draw:text-style-name="P2" draw:layer="layout" svg:x1="79.5cm" svg:y1="16.755cm" svg:x2="80.5cm" svg:y2="22.052cm" draw:start-shape="id10" draw:start-glue-point="1" draw:end-shape="id12" draw:end-glue-point="6" svg:d="M79500 16755h502v2250h-3v3047h501" svg:viewBox="0 0 1001 5298">
          <text:p/>
        </draw:connector>
        <draw:connector draw:style-name="gr51" draw:text-style-name="P2" draw:layer="layout" svg:x1="82cm" svg:y1="21.456cm" svg:x2="88.081cm" svg:y2="17.14cm" draw:start-shape="id12" draw:start-glue-point="9" draw:end-shape="id13" draw:end-glue-point="6" svg:d="M82000 21456h3041v-4316h3040" svg:viewBox="0 0 6082 4317">
          <text:p/>
        </draw:connector>
        <draw:connector draw:style-name="gr52" draw:text-style-name="P2" draw:layer="layout" svg:x1="86.5cm" svg:y1="13.37cm" svg:x2="88.081cm" svg:y2="17.14cm" draw:start-shape="id14" draw:start-glue-point="9" draw:end-shape="id13" draw:end-glue-point="6" svg:d="M86500 13370h790v3770h791" svg:viewBox="0 0 1582 3771">
          <text:p/>
        </draw:connector>
        <draw:custom-shape draw:style-name="gr53" draw:text-style-name="P13" xml:id="id15" draw:id="id15" draw:layer="layout" svg:width="1.919cm" svg:height="0.5cm" svg:x="92.581cm" svg:y="16.755cm">
          <text:p text:style-name="P3"><text:span text:style-name="T1">AP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4" draw:text-style-name="P2" draw:layer="layout" svg:x1="90cm" svg:y1="17.005cm" svg:x2="92.581cm" svg:y2="17.005cm" draw:start-shape="id13" draw:end-shape="id15" svg:d="M90000 17005h2581" svg:viewBox="0 0 2582 1">
          <text:p/>
        </draw:connector>
        <draw:custom-shape draw:style-name="gr38" draw:text-style-name="P11" xml:id="id21" draw:id="id21" draw:layer="layout" svg:width="1.5cm" svg:height="1.995cm" svg:x="96cm" svg:y="24.505cm">
          <text:p text:style-name="P7"><text:span text:style-name="T1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1" xml:id="id19" draw:id="id19" draw:layer="layout" svg:width="1.714cm" svg:height="1.5cm" svg:x="96cm" svg:y="22.491cm">
          <text:p text:style-name="P7"><text:span text:style-name="T1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1" xml:id="id18" draw:id="id18" draw:layer="layout" svg:width="1.919cm" svg:height="1cm" svg:x="96cm" svg:y="20.505cm">
          <text:p text:style-name="P7"><text:span text:style-name="T1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1" xml:id="id16" draw:id="id16" draw:layer="layout" svg:width="1.919cm" svg:height="0.5cm" svg:x="96cm" svg:y="16.755cm">
          <text:p text:style-name="P7"><text:span text:style-name="T1">C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5" xml:id="id17" draw:id="id17" draw:layer="layout" svg:width="1.919cm" svg:height="1cm" svg:x="99.5cm" svg:y="18.005cm">
          <text:p text:style-name="P14"><text:span text:style-name="T1">D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6" xml:id="id20" draw:id="id20" draw:layer="layout" svg:width="1.714cm" svg:height="1.5cm" svg:x="99.5cm" svg:y="20.505cm">
          <text:p text:style-name="P7"><text:span text:style-name="T1">D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6" xml:id="id22" draw:id="id22" draw:layer="layout" svg:width="1.5cm" svg:height="1.995cm" svg:x="99.5cm" svg:y="23.005cm">
          <text:p text:style-name="P7"><text:span text:style-name="T1">D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17" draw:layer="layout" svg:width="1.499cm" svg:height="3.5cm" svg:x="107.501cm" svg:y="18.005cm">
          <text:p text:style-name="P1"><text:span text:style-name="T1">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18" draw:layer="layout" svg:width="1.499cm" svg:height="3.5cm" svg:x="109cm" svg:y="18.005cm">
          <text:p text:style-name="P1"><text:span text:style-name="T1">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1" draw:layer="layout" svg:width="3.5cm" svg:height="9.5cm" svg:x="110.5cm" svg:y="14.5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274.550128534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61" draw:text-style-name="P2" draw:layer="layout" svg:x1="94.5cm" svg:y1="17.005cm" svg:x2="96cm" svg:y2="17.005cm">
          <text:p/>
        </draw:line>
        <draw:connector draw:style-name="gr62" draw:text-style-name="P2" draw:layer="layout" svg:x1="97.919cm" svg:y1="16.938cm" svg:x2="99.5cm" svg:y2="18.64cm" draw:start-shape="id16" draw:start-glue-point="9" draw:end-shape="id17" draw:end-glue-point="6" svg:d="M97919 16938h790v1702h791" svg:viewBox="0 0 1582 1703">
          <text:p/>
        </draw:connector>
        <draw:connector draw:style-name="gr63" draw:text-style-name="P2" draw:layer="layout" svg:x1="97.919cm" svg:y1="20.87cm" svg:x2="99.5cm" svg:y2="18.64cm" draw:start-shape="id18" draw:start-glue-point="9" draw:end-shape="id17" draw:end-glue-point="6" svg:d="M97919 20870h790v-2230h791" svg:viewBox="0 0 1582 2231">
          <text:p/>
        </draw:connector>
        <draw:connector draw:style-name="gr64" draw:text-style-name="P2" draw:layer="layout" svg:x1="97.714cm" svg:y1="22.977cm" svg:x2="99.5cm" svg:y2="21.519cm" draw:start-shape="id19" draw:start-glue-point="9" draw:end-shape="id20" draw:end-glue-point="6" svg:d="M97714 22977h894v-1458h892" svg:viewBox="0 0 1787 1459">
          <text:p/>
        </draw:connector>
        <draw:connector draw:style-name="gr65" draw:text-style-name="P2" draw:layer="layout" svg:x1="100.325cm" svg:y1="19.005cm" svg:x2="100.621cm" svg:y2="20.505cm" draw:start-shape="id17" draw:start-glue-point="7" draw:end-shape="id20" draw:end-glue-point="4" svg:d="M100325 19005v751h296v749" svg:viewBox="0 0 297 1501">
          <text:p/>
        </draw:connector>
        <draw:connector draw:style-name="gr66" draw:text-style-name="P2" draw:layer="layout" svg:x1="97.5cm" svg:y1="25.184cm" svg:x2="99.5cm" svg:y2="24.321cm" draw:start-shape="id21" draw:start-glue-point="9" draw:end-shape="id22" draw:end-glue-point="6" svg:d="M97500 25184h1001v-863h999" svg:viewBox="0 0 2001 864">
          <text:p/>
        </draw:connector>
        <draw:connector draw:style-name="gr67" draw:text-style-name="P2" draw:layer="layout" svg:x1="100.093cm" svg:y1="22.005cm" svg:x2="100.569cm" svg:y2="23.005cm" draw:start-shape="id20" draw:start-glue-point="7" draw:end-shape="id22" draw:end-glue-point="4" svg:d="M100093 22005v500h476v500" svg:viewBox="0 0 477 1001">
          <text:p/>
        </draw:connector>
        <draw:connector draw:style-name="gr68" draw:text-style-name="P2" draw:layer="layout" svg:x1="101cm" svg:y1="23.684cm" svg:x2="105cm" svg:y2="20.136cm" draw:start-shape="id22" draw:start-glue-point="9" draw:end-shape="id23" draw:end-glue-point="6" svg:d="M101000 23684h2000v-3548h2000" svg:viewBox="0 0 4001 3549">
          <text:p/>
        </draw:connector>
        <draw:connector draw:style-name="gr69" draw:text-style-name="P2" draw:layer="layout" svg:x1="70.75cm" svg:y1="18cm" svg:x2="96cm" svg:y2="25.821cm" draw:start-shape="id5" draw:start-glue-point="2" draw:end-shape="id21" draw:end-glue-point="6" svg:d="M70750 18000v7821h25250" svg:viewBox="0 0 25251 7822">
          <text:p/>
        </draw:connector>
        <draw:connector draw:style-name="gr70" draw:text-style-name="P2" draw:layer="layout" draw:line-skew="-8.751cm" svg:x1="79.5cm" svg:y1="16.755cm" svg:x2="96cm" svg:y2="23.505cm" draw:start-shape="id10" draw:end-shape="id19" draw:end-glue-point="6" svg:d="M79500 16755h-500v6750h17000" svg:viewBox="0 0 17001 6751">
          <text:p/>
        </draw:connector>
        <draw:connector draw:style-name="gr71" draw:text-style-name="P2" draw:layer="layout" svg:x1="88.906cm" svg:y1="17.505cm" svg:x2="96cm" svg:y2="21.14cm" draw:start-shape="id13" draw:start-glue-point="7" draw:end-shape="id18" draw:end-glue-point="6" svg:d="M88906 17505v3635h7094" svg:viewBox="0 0 7095 3636">
          <text:p/>
        </draw:connector>
        <draw:custom-shape draw:style-name="gr33" draw:text-style-name="P8" draw:layer="layout" svg:width="1.919cm" svg:height="1cm" svg:x="86.5cm" svg:y="13.006cm">
          <text:p text:style-name="P7"><text:span text:style-name="T1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8" draw:layer="layout" svg:width="1.714cm" svg:height="1.5cm" svg:x="77.073cm" svg:y="12.507cm">
          <text:p text:style-name="P7"><text:span text:style-name="T1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98.1345769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19" draw:layer="layout" svg:width="1.5cm" svg:height="1.995cm" svg:x="69.5cm" svg:y="12.505cm">
          <text:p text:style-name="P7"><text:span text:style-name="T2">MB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166.688874083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1" xml:id="id23" draw:id="id23" draw:layer="layout" svg:width="1.499cm" svg:height="3.5cm" svg:x="105cm" svg:y="18.005cm">
          <text:p text:style-name="P5"><text:span text:style-name="T1">D</text:span><text:span text:style-name="T1">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1" draw:layer="layout" svg:width="1.499cm" svg:height="3.5cm" svg:x="106cm" svg:y="18.005cm">
          <text:p text:style-name="P5"><text:span text:style-name="T1">D</text:span><text:span text:style-name="T1">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987.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20" draw:layer="layout" svg:width="6.419cm" svg:height="4cm" svg:x="71.5cm" svg:y="36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811.22244488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73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60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6.8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085cm" fo:margin-bottom="0cm" fo:text-indent="0cm"/>
      <style:text-properties fo:font-size="14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563cm" fo:margin-bottom="0cm" fo:text-indent="0cm"/>
      <style:text-properties fo:font-size="125.0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042cm" fo:margin-bottom="0cm" fo:text-indent="0cm"/>
      <style:text-properties fo:font-size="104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21cm" fo:margin-bottom="0cm" fo:text-indent="0cm"/>
      <style:text-properties fo:font-size="104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21cm" fo:margin-bottom="0cm" fo:text-indent="0cm"/>
      <style:text-properties fo:font-size="104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21cm" fo:margin-bottom="0cm" fo:text-indent="0cm"/>
      <style:text-properties fo:font-size="104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21cm" fo:margin-bottom="0cm" fo:text-indent="0cm"/>
      <style:text-properties fo:font-size="104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21cm" fo:margin-bottom="0cm" fo:text-indent="0cm"/>
      <style:text-properties fo:font-size="104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9.3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4cm" svg:x="6.845cm" svg:y="4.273cm" presentation:class="title" presentation:placeholder="true">
        <draw:text-box/>
      </draw:frame>
      <draw:frame presentation:style-name="Default-outline1" draw:layer="backgroundobjects" svg:width="105.206cm" svg:height="47.613cm" svg:x="6.845cm" svg:y="20.208cm" presentation:class="outline" presentation:placeholder="true">
        <draw:text-box/>
      </draw:frame>
      <draw:frame presentation:style-name="Mpr1" draw:text-style-name="MP2" draw:layer="backgroundobjects" svg:width="27.234cm" svg:height="5.656cm" svg:x="6.845cm" svg:y="75.7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3cm" svg:height="5.656cm" svg:x="40.979cm" svg:y="75.79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4cm" svg:height="5.656cm" svg:x="84.817cm" svg:y="75.79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22:57:02.791885422</meta:creation-date>
    <dc:date>2023-02-16T23:24:41.607684918</dc:date>
    <meta:editing-duration>PT1H2M13S</meta:editing-duration>
    <meta:editing-cycles>3</meta:editing-cycles>
    <meta:generator>LibreOffice/7.4.5.1$Linux_X86_64 LibreOffice_project/5b836ae11a8f2f3ddf6e88bcd7da796d725223ae</meta:generator>
    <meta:print-date>2023-02-16T23:23:22.893591809</meta:print-date>
    <meta:document-statistic meta:object-count="132"/>
  </office:meta>
</office:document-meta>
</file>